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6])" office:value-type="float" office:value="9860.27" calcext:value-type="float">
            <text:p>9860.27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0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2])" office:value-type="float" office:value="279.159999999998" calcext:value-type="float">
            <text:p>279.159999999998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 table:number-rows-repeated="40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4" office:value-type="date" office:date-value="2021-01-25" calcext:value-type="date">
            <text:p>2021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4" office:value-type="date" office:date-value="2021-01-24" calcext:value-type="date">
            <text:p>2021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4"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14">
          <table:table-cell/>
          <table:table-cell table:style-name="ce14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4"/>
          <table:table-cell table:number-columns-repeated="1022"/>
        </table:table-row>
        <table:table-row table:style-name="ro1" table:number-rows-repeated="16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 table:number-rows-repeated="3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06])" office:value-type="float" office:value="69.9" calcext:value-type="float">
            <text:p>69.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4" office:value-type="date" office:date-value="2021-01-19" calcext:value-type="date">
            <text:p>2021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0:.C120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2])" office:value-type="float" office:value="53.4" calcext:value-type="float">
            <text:p>53.4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-00-00</text:date>, <text:time style:data-style-name="N2" text:time-value="15:13:38.97585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5T15:25:23.388226781</dc:date>
    <meta:editing-duration>P2DT21H44M35S</meta:editing-duration>
    <meta:editing-cycles>443</meta:editing-cycles>
    <meta:generator>LibreOffice/6.4.7.2$Linux_X86_64 LibreOffice_project/40$Build-2</meta:generator>
    <meta:document-statistic meta:table-count="8" meta:cell-count="1617" meta:object-count="0"/>
  </office:meta>
</office:document-meta>
</file>